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82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7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6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65cm" loext:decorative="false"/>
      <style:paragraph-properties style:writing-mode="lr-tb"/>
    </style:style>
    <style:style style:name="co1" style:family="table-column">
      <style:table-column-properties style:column-width="1.209cm" style:use-optimal-column-width="false"/>
    </style:style>
    <style:style style:name="co2" style:family="table-column">
      <style:table-column-properties style:column-width="1.303cm" style:use-optimal-column-width="false"/>
    </style:style>
    <style:style style:name="co3" style:family="table-column">
      <style:table-column-properties style:column-width="1.306cm" style:use-optimal-column-width="false"/>
    </style:style>
    <style:style style:name="co4" style:family="table-column">
      <style:table-column-properties style:column-width="1.237cm" style:use-optimal-column-width="false"/>
    </style:style>
    <style:style style:name="co5" style:family="table-column">
      <style:table-column-properties style:column-width="1.295cm" style:use-optimal-column-width="false"/>
    </style:style>
    <style:style style:name="co6" style:family="table-column">
      <style:table-column-properties style:column-width="1.329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203cm" style:use-optimal-column-width="false"/>
    </style:style>
    <style:style style:name="co9" style:family="table-column">
      <style:table-column-properties style:column-width="1.289cm" style:use-optimal-column-width="false"/>
    </style:style>
    <style:style style:name="co10" style:family="table-column">
      <style:table-column-properties style:column-width="1.34cm" style:use-optimal-column-width="false"/>
    </style:style>
    <style:style style:name="co11" style:family="table-column">
      <style:table-column-properties style:column-width="1.266cm" style:use-optimal-column-width="false"/>
    </style:style>
    <style:style style:name="co12" style:family="table-column">
      <style:table-column-properties style:column-width="1.301cm" style:use-optimal-column-width="false"/>
    </style:style>
    <style:style style:name="co13" style:family="table-column">
      <style:table-column-properties style:column-width="1.173cm" style:use-optimal-column-width="false"/>
    </style:style>
    <style:style style:name="co14" style:family="table-column">
      <style:table-column-properties style:column-width="1.241cm" style:use-optimal-column-width="false"/>
    </style:style>
    <style:style style:name="co15" style:family="table-column">
      <style:table-column-properties style:column-width="1.314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1.298cm" style:use-optimal-row-height="false"/>
    </style:style>
    <style:style style:name="ro3" style:family="table-row">
      <style:table-row-properties style:row-height="1.278cm" style:use-optimal-row-height="false"/>
    </style:style>
    <style:style style:name="ce1" style:family="table-cell">
      <style:paragraph-properties fo:border-left="0.28pt solid #000000" fo:border-right="0.28pt solid #000000" fo:border-top="0.28pt solid #000000" fo:border-bottom="none"/>
    </style:style>
    <style:style style:name="ce2" style:family="table-cell">
      <style:paragraph-properties fo:border-left="0.28pt solid #000000" fo:border-right="none" fo:border-top="0.28pt solid #000000" fo:border-bottom="0.28pt solid #000000"/>
    </style:style>
    <style:style style:name="ce3" style:family="table-cell">
      <loext:graphic-properties draw:fill="solid" draw:fill-color="#d4ea6b"/>
    </style:style>
    <style:style style:name="ce4" style:family="table-cell">
      <loext:graphic-properties draw:fill="solid" draw:fill-color="#d4ea6b"/>
      <style:paragraph-properties fo:border-left="0.28pt solid #000000" fo:border-right="none" fo:border-top="0.28pt solid #000000" fo:border-bottom="0.28pt solid #000000"/>
    </style:style>
    <style:style style:name="ce5" style:family="table-cell">
      <loext:graphic-properties draw:fill="solid" draw:fill-color="#d4ea6b"/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border-left="0.28pt solid #000000" fo:border-right="0.28pt solid #000000" fo:border-top="none" fo:border-bottom="0.28pt solid #000000"/>
    </style:style>
    <style:style style:name="ce7" style:family="table-cell">
      <loext:graphic-properties draw:fill="solid" draw:fill-color="#bbe33d"/>
    </style:style>
    <style:style style:name="ce8" style:family="table-cell">
      <style:paragraph-properties fo:border-left="none" fo:border-right="0.28pt solid #000000" fo:border-top="0.28pt solid #000000" fo:border-bottom="0.28pt solid #000000"/>
    </style:style>
    <style:style style:name="P1" style:family="paragraph">
      <loext:graphic-properties draw:fill="none"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07cm" svg:height="5.228cm" svg:x="3.013cm" svg:y="3.011cm">
          <draw:text-box>
            <text:p><text:s text:c="3"/>5 = <text:s/>0 1 0 1</text:p>
            <text:p/>
            <text:p><text:s/>~5 = <text:s/>1 x x x</text:p>
            <text:p><text:s text:c="7"/><text:s text:c="3"/>x 0 x x</text:p>
            <text:p><text:s text:c="7"/><text:s text:c="3"/>x x 1 x</text:p>
            <text:p><text:s text:c="7"/><text:s text:c="3"/>x x x 0</text:p>
            <text:p><text:s text:c="5"/></text:p>
          </draw:text-box>
        </draw:frame>
        <draw:frame draw:style-name="gr1" draw:text-style-name="P1" draw:layer="layout" svg:width="5.099cm" svg:height="5.228cm" svg:x="9.998cm" svg:y="3.032cm">
          <draw:text-box>
            <text:p><text:s text:c="3"/>6 = <text:s/>0 1 1 0</text:p>
            <text:p/>
            <text:p><text:s/>~6 = <text:s/>1 x x x</text:p>
            <text:p><text:s text:c="7"/><text:s text:c="3"/>x 0 x x</text:p>
            <text:p><text:s text:c="7"/><text:s text:c="3"/>x x 0 x</text:p>
            <text:p><text:s text:c="7"/><text:s text:c="3"/>x x x 1</text:p>
            <text:p><text:s text:c="5"/></text:p>
          </draw:text-box>
        </draw:frame>
        <draw:frame draw:style-name="gr2" draw:text-style-name="P1" draw:layer="layout" svg:width="12.182cm" svg:height="1.673cm" svg:x="3.423cm" svg:y="8.747cm">
          <draw:text-box>
            <text:p>The first two bits of 5 and 6 are the same.</text:p>
            <text:p>The complements are the same.</text:p>
          </draw:text-box>
        </draw:frame>
        <draw:frame draw:style-name="gr3" draw:layer="layout" svg:width="6.36cm" svg:height="6.379cm" svg:x="3.501cm" svg:y="12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3">
              <table:table-cell table:style-name="ce2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6.368cm" svg:height="6.349cm" svg:x="11.162cm" svg:y="12.555cm">
          <table:table table:template-name="default" table:use-first-row-styles="true" table:use-banding-rows-styles="true"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4"/>
            <table:table-row table:style-name="ro1" table:default-cell-style-name="ce1">
              <table:table-cell table:style-name="bg-none"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3">
              <table:table-cell table:style-name="ce2">
                <text:p>00</text:p>
              </table:table-cell>
              <table:table-cell table:style-name="ce4"/>
              <table:table-cell/>
              <table:table-cell table:style-name="ce5"/>
              <table:table-cell/>
            </table:table-row>
            <table:table-row table:style-name="ro1" table:default-cell-style-name="ce6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1">
              <table:table-cell table:style-name="bg-none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0.806cm" svg:height="0.962cm" svg:x="4.683cm" svg:y="19.669cm">
          <draw:text-box>
            <text:p>1 X X X <text:s text:c="7"/><text:s text:c="7"/><text:s text:c="7"/><text:s text:c="7"/><text:s text:c="5"/>X 0 X X</text:p>
          </draw:text-box>
        </draw:frame>
        <draw:frame draw:style-name="gr5" draw:text-style-name="P1" draw:layer="layout" svg:width="17.439cm" svg:height="2.384cm" svg:x="2.805cm" svg:y="22.336cm">
          <draw:text-box>
            <text:p>This provides possible regions for things that are ~5 <text:span text:style-name="T1">an</text:span><text:span text:style-name="T1">d</text:span> ~6.</text:p>
            <text:p/>
            <text:p>This is a little odd, since we are calculating ~5 <text:span text:style-name="T1">or</text:span> ~6.</text:p>
          </draw:text-box>
        </draw:frame>
        <draw:frame draw:style-name="gr6" draw:text-style-name="P1" draw:layer="layout" svg:width="5.552cm" svg:height="0.962cm" svg:x="1.508cm" svg:y="1.381cm">
          <draw:text-box>
            <text:p>Visualize ~5 + ~6.</text:p>
          </draw:text-box>
        </draw:frame>
      </draw:page>
      <draw:page draw:name="page2" draw:style-name="dp1" draw:master-page-name="Default">
        <draw:frame draw:style-name="gr3" draw:layer="layout" svg:width="6.19cm" svg:height="6.349cm" svg:x="3.618cm" svg:y="17.516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7"/>
            <table:table-column table:style-name="co7"/>
            <table:table-column table:style-name="co4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 table:style-name="ce1"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ce2">
                <text:p>00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1" table:default-cell-style-name="ce7">
              <table:table-cell table:style-name="ce2">
                <text:p>01</text:p>
              </table:table-cell>
              <table:table-cell/>
              <table:table-cell>
                <text:p>5</text:p>
              </table:table-cell>
              <table:table-cell table:style-name="ce8"/>
              <table:table-cell table:style-name="bg-none">
                <text:p>6</text:p>
              </table:table-cell>
            </table:table-row>
            <table:table-row table:style-name="ro1" table:default-cell-style-name="ce7">
              <table:table-cell table:style-name="ce2">
                <text:p>11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3" table:default-cell-style-name="ce7">
              <table:table-cell table:style-name="ce2">
                <text:p>10</text:p>
              </table:table-cell>
              <table:table-cell/>
              <table:table-cell/>
              <table:table-cell table:style-name="ce8"/>
              <table:table-cell table:style-name="bg-none"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6.368cm" svg:height="6.349cm" svg:x="12.484cm" svg:y="4.822cm">
          <table:table table:template-name="default" table:use-first-row-styles="true" table:use-banding-rows-styles="true">
            <table:table-column table:style-name="co9"/>
            <table:table-column table:style-name="co4"/>
            <table:table-column table:style-name="co4"/>
            <table:table-column table:style-name="co10"/>
            <table:table-column table:style-name="co11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ce2">
              <table:table-cell>
                <text:p>0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1" table:default-cell-style-name="ce2">
              <table:table-cell>
                <text:p>01</text:p>
              </table:table-cell>
              <table:table-cell table:style-name="ce3"/>
              <table:table-cell table:style-name="ce8">
                <text:p>5</text:p>
              </table:table-cell>
              <table:table-cell/>
              <table:table-cell table:style-name="ce7">
                <text:p>6</text:p>
              </table:table-cell>
            </table:table-row>
            <table:table-row table:style-name="ro1" table:default-cell-style-name="ce2">
              <table:table-cell>
                <text:p>11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3" table:default-cell-style-name="ce2">
              <table:table-cell>
                <text:p>1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6.19cm" svg:height="6.349cm" svg:x="3.503cm" svg:y="4.881cm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 table:style-name="ce1"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 table:style-name="ce2">
                <text:p>5</text:p>
              </table:table-cell>
              <table:table-cell table:style-name="ce3"/>
              <table:table-cell table:style-name="ce3">
                <text:p>6</text:p>
              </table:table-cell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3" table:default-cell-style-name="bg-none">
              <table:table-cell>
                <text:p>1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6.368cm" svg:height="6.349cm" svg:x="12.486cm" svg:y="17.61cm">
          <table:table table:template-name="default" table:use-first-row-styles="true" table:use-banding-rows-styles="true">
            <table:table-column table:style-name="co14"/>
            <table:table-column table:style-name="co3"/>
            <table:table-column table:style-name="co15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 table:style-name="ce1">
                <text:p>01</text:p>
              </table:table-cell>
              <table:table-cell table:style-name="ce1"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bg-none">
                <text:p>00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1" table:default-cell-style-name="ce7">
              <table:table-cell table:style-name="bg-none">
                <text:p>01</text:p>
              </table:table-cell>
              <table:table-cell table:style-name="ce2"/>
              <table:table-cell>
                <text:p>5</text:p>
              </table:table-cell>
              <table:table-cell/>
              <table:table-cell table:style-name="ce8">
                <text:p>6</text:p>
              </table:table-cell>
            </table:table-row>
            <table:table-row table:style-name="ro1" table:default-cell-style-name="ce7">
              <table:table-cell table:style-name="bg-none">
                <text:p>11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bg-none">
                <text:p>10</text:p>
              </table:table-cell>
              <table:table-cell table:style-name="ce2"/>
              <table:table-cell/>
              <table:table-cell/>
              <table:table-cell table:style-name="ce8"/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16.123cm" svg:height="1.673cm" svg:x="3.281cm" svg:y="2.259cm">
          <draw:text-box>
            <text:p>The two right-most bits of 5 are different from those</text:p>
            <text:p>In 6. <text:s/>Their complements provide possible regions for 6.</text:p>
          </draw:text-box>
        </draw:frame>
        <draw:frame draw:style-name="gr8" draw:text-style-name="P1" draw:layer="layout" svg:width="13.875cm" svg:height="1.673cm" svg:x="3.271cm" svg:y="14.683cm">
          <draw:text-box>
            <text:p>The complements of the two right-most bits of 6</text:p>
            <text:p>provide possible regions for 5.</text:p>
          </draw:text-box>
        </draw:frame>
        <draw:frame draw:style-name="gr9" draw:text-style-name="P1" draw:layer="layout" svg:width="11.509cm" svg:height="0.962cm" svg:x="4.937cm" svg:y="12.049cm">
          <draw:text-box>
            <text:p>X X 1 X <text:s text:c="7"/><text:s text:c="7"/><text:s text:c="7"/><text:s text:c="7"/><text:s text:c="7"/><text:s text:c="2"/>X X X 0</text:p>
          </draw:text-box>
        </draw:frame>
        <draw:frame draw:style-name="gr10" draw:text-style-name="P1" draw:layer="layout" svg:width="11.864cm" svg:height="0.962cm" svg:x="4.81cm" svg:y="24.749cm">
          <draw:text-box>
            <text:p>X X 0 X <text:s text:c="7"/><text:s text:c="7"/><text:s text:c="7"/><text:s text:c="7"/><text:s text:c="7"/><text:s text:c="4"/>X X X 1</text:p>
          </draw:text-box>
        </draw:frame>
      </draw:page>
      <draw:page draw:name="page3" draw:style-name="dp1" draw:master-page-name="Default">
        <draw:frame draw:style-name="gr11" draw:text-style-name="P1" draw:layer="layout" svg:width="6.031cm" svg:height="8.382cm" svg:x="2.335cm" svg:y="3.54cm">
          <draw:text-box>
            <text:p>~5 + ~6 = <text:s/>1 x x x</text:p>
            <text:p><text:s text:c="7"/><text:s text:c="7"/><text:s text:c="3"/>x 0 x x</text:p>
            <text:p><text:s text:c="7"/><text:s text:c="7"/><text:s text:c="3"/>x x 1 x</text:p>
            <text:p><text:s text:c="7"/><text:s text:c="7"/><text:s text:c="3"/>x x x 0</text:p>
            <text:p><text:s text:c="7"/><text:s text:c="7"/><text:s text:c="3"/>x x 0 x</text:p>
            <text:p><text:s text:c="7"/><text:s text:c="7"/><text:s text:c="3"/>x x x 1</text:p>
            <text:p><text:s text:c="7"/><text:s text:c="7"/><text:s text:c="3"/>----------</text:p>
            <text:p>Union <text:s text:c="2"/><text:s text:c="5"/>x x x x</text:p>
          </draw:text-box>
        </draw:frame>
        <draw:frame draw:style-name="gr12" draw:text-style-name="P1" draw:layer="layout" svg:width="7.999cm" svg:height="0.962cm" svg:x="2.27cm" svg:y="11.033cm">
          <draw:text-box>
            <text:p>~5 + ~6 covers everything.</text:p>
          </draw:text-box>
        </draw:frame>
        <draw:frame draw:style-name="gr13" draw:text-style-name="P1" draw:layer="layout" svg:width="8.266cm" svg:height="0.962cm" svg:x="2.386cm" svg:y="12.938cm">
          <draw:text-box>
            <text:p>No region contains 5 and 6.</text:p>
          </draw:text-box>
        </draw:frame>
        <draw:frame draw:style-name="gr14" draw:text-style-name="P1" draw:layer="layout" svg:width="2.97cm" svg:height="0.962cm" svg:x="1.469cm" svg:y="25.622cm">
          <draw:text-box>
            <text:p>3/3/2026</text:p>
          </draw:text-box>
        </draw:frame>
        <draw:frame draw:style-name="gr15" draw:text-style-name="P1" draw:layer="layout" svg:width="15.01cm" svg:height="1.673cm" svg:x="2.397cm" svg:y="14.843cm">
          <draw:text-box>
            <text:p>But the regions from the first page, not 5 and not 6, </text:p>
            <text:p>intersect the regions on the second page, 5 or 6?</text:p>
          </draw:text-box>
        </draw:frame>
        <draw:frame draw:style-name="gr16" draw:text-style-name="P1" draw:layer="layout" svg:width="14.265cm" svg:height="0.962cm" svg:x="2.483cm" svg:y="17.419cm">
          <draw:text-box>
            <text:p>Other samples are needed to improve resolutio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2:05:50.415854973</meta:creation-date>
    <dc:date>2026-03-03T10:31:17.695745475</dc:date>
    <meta:editing-duration>PT10H25M41S</meta:editing-duration>
    <meta:editing-cycles>43</meta:editing-cycles>
    <meta:generator>LibreOffice/24.2.7.2$Linux_X86_64 LibreOffice_project/420$Build-2</meta:generator>
    <meta:print-date>2026-03-02T17:51:04.615480692</meta:print-date>
    <meta:document-statistic meta:object-count="22"/>
  </office:meta>
</office:document-meta>
</file>